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75cm" fo:min-width="3.5cm" fo:padding-top="0.152cm" fo:padding-bottom="0.152cm" fo:padding-left="0.277cm" fo:padding-right="0.277cm"/>
    </style:style>
    <style:style style:name="gr2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3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25cm" fo:min-width="3.5cm" fo:padding-top="0.152cm" fo:padding-bottom="0.152cm" fo:padding-left="0.277cm" fo:padding-right="0.277cm"/>
    </style:style>
    <style:style style:name="gr4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25cm" fo:min-width="3.275cm" fo:padding-top="0.152cm" fo:padding-bottom="0.152cm" fo:padding-left="0.277cm" fo:padding-right="0.277cm"/>
    </style:style>
    <style:style style:name="gr5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6" style:family="graphic" style:parent-style-name="standard">
      <style:graphic-properties svg:stroke-width="0.053cm" svg:stroke-color="#c5000b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7" style:family="graphic" style:parent-style-name="standard">
      <style:graphic-properties svg:stroke-width="0.053cm" svg:stroke-color="#006600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8" style:family="graphic" style:parent-style-name="standard">
      <style:graphic-properties svg:stroke-width="0.053cm" svg:stroke-color="#461900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9" style:family="graphic" style:parent-style-name="objectwithoutfill">
      <style:graphic-properties svg:stroke-width="0.053cm" svg:stroke-color="#ffffff" draw:marker-start-width="0.28cm" draw:marker-end-width="0.28cm" draw:fill="none" draw:opacity="50%" draw:opacity-name="" draw:textarea-vertical-align="middle" fo:padding-top="0.152cm" fo:padding-bottom="0.152cm" fo:padding-left="0.277cm" fo:padding-right="0.277cm"/>
    </style:style>
    <style:style style:name="gr10" style:family="graphic" style:parent-style-name="objectwithoutfill">
      <style:graphic-properties svg:stroke-width="0.053cm" svg:stroke-color="#ffffff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1" style:family="graphic" style:parent-style-name="standard">
      <style:graphic-properties svg:stroke-width="0.053cm" svg:stroke-color="#ff3300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12" style:family="graphic" style:parent-style-name="standard">
      <style:graphic-properties svg:stroke-width="0.053cm" svg:stroke-color="#004586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13" style:family="graphic" style:parent-style-name="standard">
      <style:graphic-properties svg:stroke-width="0.053cm" svg:stroke-color="#990099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14" style:family="graphic" style:parent-style-name="standard">
      <style:graphic-properties draw:stroke="dash" draw:stroke-dash="Dashed_20__28_var_29_" svg:stroke-width="0.053cm" svg:stroke-color="#004586" draw:marker-start-width="0.28cm" draw:marker-end-width="0.28cm" draw:fill="none" draw:textarea-horizontal-align="justify" draw:textarea-vertical-align="top" draw:auto-grow-height="false" fo:min-height="9.25cm" fo:min-width="3.5cm" fo:padding-top="0.152cm" fo:padding-bottom="0.152cm" fo:padding-left="0.277cm" fo:padding-right="0.277cm"/>
    </style:style>
    <style:style style:name="gr15" style:family="graphic" style:parent-style-name="standard">
      <style:graphic-properties draw:stroke="dash" draw:stroke-dash="Dashed_20__28_var_29_" svg:stroke-width="0.053cm" svg:stroke-color="#006600" draw:marker-start-width="0.28cm" draw:marker-end-width="0.28cm" draw:fill="none" draw:textarea-horizontal-align="justify" draw:textarea-vertical-align="top" draw:auto-grow-height="false" fo:min-height="4.696cm" fo:min-width="3.446cm" fo:padding-top="0.152cm" fo:padding-bottom="0.152cm" fo:padding-left="0.277cm" fo:padding-right="0.277cm"/>
    </style:style>
    <style:style style:name="gr16" style:family="graphic" style:parent-style-name="standard">
      <style:graphic-properties draw:stroke="dash" draw:stroke-dash="Dashed_20__28_var_29_" svg:stroke-width="0.053cm" svg:stroke-color="#c5000b" draw:marker-start-width="0.28cm" draw:marker-end-width="0.28cm" draw:fill="none" draw:textarea-horizontal-align="justify" draw:textarea-vertical-align="top" draw:auto-grow-height="false" fo:min-height="6.75cm" fo:min-width="3.5cm" fo:padding-top="0.152cm" fo:padding-bottom="0.152cm" fo:padding-left="0.277cm" fo:padding-right="0.277cm"/>
    </style:style>
    <style:style style:name="gr17" style:family="graphic" style:parent-style-name="standard">
      <style:graphic-properties draw:stroke="dash" draw:stroke-dash="Dashed_20__28_var_29_" svg:stroke-width="0.053cm" svg:stroke-color="#ff3300" draw:marker-start-width="0.28cm" draw:marker-end-width="0.28cm" draw:fill="none" draw:textarea-horizontal-align="justify" draw:textarea-vertical-align="top" draw:auto-grow-height="false" fo:min-height="8.75cm" fo:min-width="3.5cm" fo:padding-top="0.152cm" fo:padding-bottom="0.152cm" fo:padding-left="0.277cm" fo:padding-right="0.277cm"/>
    </style:style>
    <style:style style:name="gr18" style:family="graphic" style:parent-style-name="standard">
      <style:graphic-properties draw:stroke="dash" draw:stroke-dash="Dashed_20__28_var_29_" svg:stroke-width="0.053cm" svg:stroke-color="#990099" draw:marker-start-width="0.28cm" draw:marker-end-width="0.28cm" draw:fill="none" draw:textarea-horizontal-align="justify" draw:textarea-vertical-align="top" draw:auto-grow-height="false" fo:min-height="5.25cm" fo:min-width="3.5cm" fo:padding-top="0.152cm" fo:padding-bottom="0.152cm" fo:padding-left="0.277cm" fo:padding-right="0.277cm"/>
    </style:style>
    <style:style style:name="gr19" style:family="graphic" style:parent-style-name="standard">
      <style:graphic-properties draw:stroke="dash" draw:stroke-dash="Dashed_20__28_var_29_" svg:stroke-width="0.053cm" svg:stroke-color="#461900" draw:marker-start-width="0.28cm" draw:marker-end-width="0.28cm" draw:fill="none" draw:textarea-horizontal-align="justify" draw:textarea-vertical-align="top" draw:auto-grow-height="false" fo:min-height="11.25cm" fo:min-width="7cm" fo:padding-top="0.152cm" fo:padding-bottom="0.152cm" fo:padding-left="0.277cm" fo:padding-right="0.2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Palatino Linotype" fo:font-size="12pt"/>
    </style:style>
    <style:style style:name="P3" style:family="paragraph">
      <style:paragraph-properties fo:text-align="center"/>
      <style:text-properties style:font-name="Palatino Linotype" fo:font-size="11pt"/>
    </style:style>
    <style:style style:name="P4" style:family="paragraph">
      <style:paragraph-properties fo:text-align="center"/>
      <style:text-properties fo:color="#c5000b" style:font-name="Palatino Linotype" fo:font-size="11pt"/>
    </style:style>
    <style:style style:name="P5" style:family="paragraph">
      <style:paragraph-properties fo:text-align="center"/>
      <style:text-properties fo:color="#006600" style:font-name="Palatino Linotype" fo:font-size="11pt"/>
    </style:style>
    <style:style style:name="P6" style:family="paragraph">
      <style:paragraph-properties fo:text-align="center"/>
      <style:text-properties fo:color="#661900" style:font-name="Palatino Linotype" fo:font-size="11pt"/>
    </style:style>
    <style:style style:name="P7" style:family="paragraph">
      <style:paragraph-properties fo:text-align="center"/>
      <style:text-properties fo:color="#661900"/>
    </style:style>
    <style:style style:name="P8" style:family="paragraph">
      <style:paragraph-properties fo:text-align="center"/>
      <style:text-properties fo:color="#ff3300" style:font-name="Palatino Linotype" fo:font-size="11pt"/>
    </style:style>
    <style:style style:name="P9" style:family="paragraph">
      <style:paragraph-properties fo:text-align="center"/>
      <style:text-properties fo:color="#004586" style:font-name="Palatino Linotype" fo:font-size="11pt"/>
    </style:style>
    <style:style style:name="P10" style:family="paragraph">
      <style:paragraph-properties fo:text-align="center"/>
      <style:text-properties fo:color="#990099" style:font-name="Palatino Linotype" fo:font-size="11pt"/>
    </style:style>
    <style:style style:name="P11" style:family="paragraph">
      <style:paragraph-properties fo:text-align="center"/>
      <style:text-properties fo:color="#004586" style:font-name="Palatino Linotype" fo:font-size="11pt" style:text-underline-style="solid" style:text-underline-width="auto" style:text-underline-color="font-color" style:font-size-asian="11pt" style:font-size-complex="11pt"/>
    </style:style>
    <style:style style:name="P12" style:family="paragraph">
      <style:paragraph-properties fo:text-align="center"/>
      <style:text-properties fo:color="#006600" style:font-name="Palatino Linotype" fo:font-size="11pt" style:text-underline-style="solid" style:text-underline-width="auto" style:text-underline-color="font-color" style:font-size-asian="11pt" style:font-size-complex="11pt"/>
    </style:style>
    <style:style style:name="P13" style:family="paragraph">
      <style:paragraph-properties fo:text-align="center"/>
      <style:text-properties fo:color="#c5000b" style:font-name="Palatino Linotype" fo:font-size="11pt" style:text-underline-style="solid" style:text-underline-width="auto" style:text-underline-color="font-color" style:font-size-asian="11pt" style:font-size-complex="11pt"/>
    </style:style>
    <style:style style:name="P14" style:family="paragraph">
      <style:paragraph-properties fo:text-align="center"/>
      <style:text-properties fo:color="#ff3300" style:font-name="Palatino Linotype" fo:font-size="11pt" style:text-underline-style="solid" style:text-underline-width="auto" style:text-underline-color="font-color" style:font-size-asian="11pt" style:font-size-complex="11pt"/>
    </style:style>
    <style:style style:name="P15" style:family="paragraph">
      <style:paragraph-properties fo:text-align="center"/>
      <style:text-properties fo:color="#990099" style:font-name="Palatino Linotype" fo:font-size="11pt" style:text-underline-style="solid" style:text-underline-width="auto" style:text-underline-color="font-color" style:font-size-asian="11pt" style:font-size-complex="11pt"/>
    </style:style>
    <style:style style:name="P16" style:family="paragraph">
      <style:paragraph-properties fo:text-align="center"/>
      <style:text-properties fo:color="#661900" style:font-name="Palatino Linotype" fo:font-size="11pt" style:text-underline-style="solid" style:text-underline-width="auto" style:text-underline-color="font-color" style:font-size-asian="11pt" style:font-size-complex="11pt"/>
    </style:style>
    <style:style style:name="T1" style:family="text">
      <style:text-properties style:font-name="Palatino Linotype" fo:font-size="12pt"/>
    </style:style>
    <style:style style:name="T2" style:family="text">
      <style:text-properties style:font-name="Palatino Linotype" fo:font-size="11pt"/>
    </style:style>
    <style:style style:name="T3" style:family="text">
      <style:text-properties fo:color="#c5000b" style:font-name="Palatino Linotype" fo:font-size="11pt"/>
    </style:style>
    <style:style style:name="T4" style:family="text">
      <style:text-properties fo:color="#006600" style:font-name="Palatino Linotype" fo:font-size="11pt"/>
    </style:style>
    <style:style style:name="T5" style:family="text">
      <style:text-properties fo:color="#661900" style:font-name="Palatino Linotype" fo:font-size="11pt"/>
    </style:style>
    <style:style style:name="T6" style:family="text">
      <style:text-properties fo:color="#ff3300" style:font-name="Palatino Linotype" fo:font-size="11pt"/>
    </style:style>
    <style:style style:name="T7" style:family="text">
      <style:text-properties fo:color="#004586" style:font-name="Palatino Linotype" fo:font-size="11pt"/>
    </style:style>
    <style:style style:name="T8" style:family="text">
      <style:text-properties fo:color="#990099" style:font-name="Palatino Linotype" fo:font-size="11pt"/>
    </style:style>
    <style:style style:name="T9" style:family="text">
      <style:text-properties fo:color="#004586" style:font-name="Palatino Linotype" fo:font-size="11pt" style:text-underline-style="solid" style:text-underline-width="auto" style:text-underline-color="font-color" style:font-size-asian="11pt" style:font-size-complex="11pt"/>
    </style:style>
    <style:style style:name="T10" style:family="text">
      <style:text-properties fo:color="#006600" style:font-name="Palatino Linotype" fo:font-size="11pt" style:text-underline-style="solid" style:text-underline-width="auto" style:text-underline-color="font-color" style:font-size-asian="11pt" style:font-size-complex="11pt"/>
    </style:style>
    <style:style style:name="T11" style:family="text">
      <style:text-properties fo:color="#c5000b" style:font-name="Palatino Linotype" fo:font-size="11pt" style:text-underline-style="solid" style:text-underline-width="auto" style:text-underline-color="font-color" style:font-size-asian="11pt" style:font-size-complex="11pt"/>
    </style:style>
    <style:style style:name="T12" style:family="text">
      <style:text-properties fo:color="#ff3300" style:font-name="Palatino Linotype" fo:font-size="11pt" style:text-underline-style="solid" style:text-underline-width="auto" style:text-underline-color="font-color" style:font-size-asian="11pt" style:font-size-complex="11pt"/>
    </style:style>
    <style:style style:name="T13" style:family="text">
      <style:text-properties fo:color="#990099" style:font-name="Palatino Linotype" fo:font-size="11pt" style:text-underline-style="solid" style:text-underline-width="auto" style:text-underline-color="font-color" style:font-size-asian="11pt" style:font-size-complex="11pt"/>
    </style:style>
    <style:style style:name="T14" style:family="text">
      <style:text-properties fo:color="#661900" style:font-name="Palatino Linotype" fo:font-size="11pt" style:text-underline-style="solid" style:text-underline-width="auto" style:text-underline-color="font-colo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2cm" svg:x="14.5cm" svg:y="1.5cm">
          <text:p text:style-name="P1"><text:span text:style-name="T1">Compressor</text:span></text:p>
          <text:p text:style-name="P1"><text:span text:style-name="T1">Performance </text:span></text:p>
          <text:p text:style-name="P1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cm" svg:height="1.5cm" svg:x="2.5cm" svg:y="5.5cm">
          <text:p text:style-name="P1"><text:span text:style-name="T2">Quantitative </text:span></text:p>
          <text:p text:style-name="P1"><text:span text:style-name="T2">Model Bas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cm" svg:height="1.5cm" svg:x="12cm" svg:y="5.5cm">
          <text:p text:style-name="P1"><text:span text:style-name="T2">Qualitative </text:span></text:p>
          <text:p text:style-name="P1"><text:span text:style-name="T2">Model Base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3.775cm" svg:height="1.5cm" svg:x="25.725cm" svg:y="5.5cm">
          <text:p text:style-name="P1"><text:span text:style-name="T2">Process History</text:span></text:p>
          <text:p text:style-name="P1"><text:span text:style-name="T2">Base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6.5cm" svg:y1="3.5cm" svg:x2="4cm" svg:y2="5.5cm" draw:start-shape="id1" draw:start-glue-point="2" draw:end-shape="id2" draw:end-glue-point="0" svg:d="M16500 3500v1000h-12500v1000" svg:viewBox="0 0 12501 2001">
          <text:p/>
        </draw:connector>
        <draw:connector draw:style-name="gr5" draw:text-style-name="P1" draw:layer="layout" svg:x1="16.5cm" svg:y1="3.5cm" svg:x2="14cm" svg:y2="5.5cm" draw:start-shape="id1" draw:start-glue-point="2" draw:end-shape="id3" draw:end-glue-point="0" svg:d="M16500 3500v1000h-2500v1000" svg:viewBox="0 0 2501 2001">
          <text:p/>
        </draw:connector>
        <draw:connector draw:style-name="gr5" draw:text-style-name="P1" draw:layer="layout" svg:x1="16.5cm" svg:y1="3.5cm" svg:x2="27.612cm" svg:y2="5.5cm" draw:start-shape="id1" draw:start-glue-point="2" draw:end-shape="id4" draw:end-glue-point="0" svg:d="M16500 3500v1000h11112v1000" svg:viewBox="0 0 11113 2001">
          <text:p/>
        </draw:connector>
        <draw:custom-shape draw:style-name="gr6" draw:text-style-name="P4" draw:layer="layout" svg:width="3cm" svg:height="1.5cm" svg:x="12.5cm" svg:y="14cm">
          <text:p text:style-name="P1"><text:span text:style-name="T3">Qualitative </text:span></text:p>
          <text:p text:style-name="P1"><text:span text:style-name="T3">Physics Base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cm" svg:height="1.5cm" svg:x="7.5cm" svg:y="10cm">
          <text:p text:style-name="P1"><text:span text:style-name="T4">Expert System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cm" svg:height="1.5cm" svg:x="7.5cm" svg:y="12cm">
          <text:p text:style-name="P1"><text:span text:style-name="T4">Limits and </text:span></text:p>
          <text:p text:style-name="P1"><text:span text:style-name="T4">Alarm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31cm" svg:y="10.5cm">
          <text:p text:style-name="P1"><text:span text:style-name="T5">AN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31cm" svg:y="12.5cm">
          <text:p text:style-name="P1"><text:span text:style-name="T5">Association Rule </text:span></text:p>
          <text:p text:style-name="P1"><text:span text:style-name="T5">Learning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31cm" svg:y="14.5cm">
          <text:p text:style-name="P1"><text:span text:style-name="T5">Bayesian </text:span></text:p>
          <text:p text:style-name="P1"><text:span text:style-name="T5">Network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31cm" svg:y="16.5cm">
          <text:p text:style-name="P1"><text:span text:style-name="T5">Clustering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27.5cm" svg:y="10.5cm">
          <text:p text:style-name="P1"><text:span text:style-name="T5">Decision Tree </text:span></text:p>
          <text:p text:style-name="P1"><text:span text:style-name="T5">Learning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27.5cm" svg:y="12.5cm">
          <text:p text:style-name="P1"><text:span text:style-name="T5">Genetic </text:span></text:p>
          <text:p text:style-name="P1"><text:span text:style-name="T5">Algorithm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27.5cm" svg:y="14.5cm">
          <text:p text:style-name="P1"><text:span text:style-name="T5">PCA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27.5cm" svg:y="16.5cm">
          <text:p text:style-name="P1"><text:span text:style-name="T5">SVM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35.5cm" svg:y1="10cm" svg:x2="35.5cm" svg:y2="19.5cm">
          <text:p/>
        </draw:line>
        <draw:line draw:style-name="gr10" draw:text-style-name="P1" draw:layer="layout" svg:x1="13cm" svg:y1="0cm" svg:x2="17cm" svg:y2="0cm">
          <text:p/>
        </draw:line>
        <draw:custom-shape draw:style-name="gr11" draw:text-style-name="P8" draw:layer="layout" svg:width="3cm" svg:height="1.5cm" svg:x="17.5cm" svg:y="10cm">
          <text:p text:style-name="P1"><text:span text:style-name="T6">AHP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cm" svg:height="1.5cm" svg:x="17.5cm" svg:y="14cm">
          <text:p text:style-name="P1"><text:span text:style-name="T6">Physical</text:span></text:p>
          <text:p text:style-name="P1"><text:span text:style-name="T6">Redundanc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.5cm" svg:x="12.5cm" svg:y="10cm">
          <text:p text:style-name="P1"><text:span text:style-name="T3">Fault Tree</text:span></text:p>
          <text:p text:style-name="P1"><text:span text:style-name="T3">Analysis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cm" svg:height="1.5cm" svg:x="17.5cm" svg:y="12cm">
          <text:p text:style-name="P1"><text:span text:style-name="T6">FMEA / </text:span></text:p>
          <text:p text:style-name="P1"><text:span text:style-name="T6">FMECA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cm" svg:height="1.5cm" svg:x="2.5cm" svg:y="10.5cm">
          <text:p text:style-name="P1"><text:span text:style-name="T7">Kalman Filt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cm" svg:height="1.5cm" svg:x="2.5cm" svg:y="12.5cm">
          <text:p text:style-name="P1"><text:span text:style-name="T7">Diagnostic </text:span></text:p>
          <text:p text:style-name="P1"><text:span text:style-name="T7">Observ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cm" svg:height="1.5cm" svg:x="2.5cm" svg:y="14.5cm">
          <text:p text:style-name="P1"><text:span text:style-name="T7">Parity Relation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cm" svg:height="1.5cm" svg:x="2.5cm" svg:y="16.5cm">
          <text:p text:style-name="P1"><text:span text:style-name="T7">Parameter</text:span></text:p>
          <text:p text:style-name="P1"><text:span text:style-name="T7">Estim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cm" svg:height="1.5cm" svg:x="17.5cm" svg:y="16cm">
          <text:p text:style-name="P1"><text:span text:style-name="T6">Spectrum </text:span></text:p>
          <text:p text:style-name="P1"><text:span text:style-name="T6">Analysi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5cm" svg:y1="0.5cm" svg:x2="17cm" svg:y2="0.5cm">
          <text:p/>
        </draw:line>
        <draw:line draw:style-name="gr10" draw:text-style-name="P1" draw:layer="layout" svg:x1="0.5cm" svg:y1="8cm" svg:x2="0.5cm" svg:y2="12.5cm">
          <text:p/>
        </draw:line>
        <draw:line draw:style-name="gr10" draw:text-style-name="P1" draw:layer="layout" svg:x1="12.5cm" svg:y1="19.5cm" svg:x2="16.5cm" svg:y2="19.5cm">
          <text:p/>
        </draw:line>
        <draw:custom-shape draw:style-name="gr6" draw:text-style-name="P4" draw:layer="layout" svg:width="3cm" svg:height="1.5cm" svg:x="12.5cm" svg:y="12cm">
          <text:p text:style-name="P1"><text:span text:style-name="T3">Digraph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cm" svg:height="1.5cm" svg:x="22.5cm" svg:y="10.5cm">
          <text:p text:style-name="P1"><text:span text:style-name="T8">Expert System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cm" svg:height="1.5cm" svg:x="22.5cm" svg:y="12.5cm">
          <text:p text:style-name="P1"><text:span text:style-name="T8">QTA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6" draw:id="id6" draw:layer="layout" svg:width="4cm" svg:height="9.5cm" svg:x="2cm" svg:y="9cm">
          <text:p text:style-name="P1"><text:span text:style-name="T9">Detailed / Simplified</text:span></text:p>
          <text:p text:style-name="P1"><text:span text:style-name="T9">Physical Model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5" draw:id="id5" draw:layer="layout" svg:width="4cm" svg:height="5cm" svg:x="7cm" svg:y="9cm">
          <text:p text:style-name="P1"><text:span text:style-name="T10">Rule-Base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cm" svg:y1="7cm" svg:x2="9cm" svg:y2="9cm" draw:start-shape="id3" draw:start-glue-point="2" draw:end-shape="id5" draw:end-glue-point="0" svg:d="M14000 7000v1000h-5000v1000" svg:viewBox="0 0 5001 2001">
          <text:p/>
        </draw:connector>
        <draw:connector draw:style-name="gr5" draw:text-style-name="P1" draw:layer="layout" svg:x1="4cm" svg:y1="7cm" svg:x2="4cm" svg:y2="9cm" draw:start-shape="id2" draw:start-glue-point="2" draw:end-shape="id6" draw:end-glue-point="0" svg:d="M4000 7000v2000" svg:viewBox="0 0 1 2001">
          <text:p/>
        </draw:connector>
        <draw:custom-shape draw:style-name="gr16" draw:text-style-name="P13" xml:id="id7" draw:id="id7" draw:layer="layout" svg:width="4cm" svg:height="7cm" svg:x="12cm" svg:y="9cm">
          <text:p text:style-name="P1"><text:span text:style-name="T11">Causal Model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cm" svg:y1="7cm" svg:x2="14cm" svg:y2="9cm" draw:start-shape="id3" draw:start-glue-point="2" draw:end-shape="id7" draw:end-glue-point="0" svg:d="M14000 7000v2000" svg:viewBox="0 0 1 2001">
          <text:p/>
        </draw:connector>
        <draw:custom-shape draw:style-name="gr17" draw:text-style-name="P14" xml:id="id8" draw:id="id8" draw:layer="layout" svg:width="4cm" svg:height="9cm" svg:x="17cm" svg:y="9cm">
          <text:p text:style-name="P1"><text:span text:style-name="T12">Oth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cm" svg:y1="7cm" svg:x2="19cm" svg:y2="9cm" draw:start-shape="id3" draw:start-glue-point="2" draw:end-shape="id8" draw:end-glue-point="0" svg:d="M14000 7000v1000h5000v1000" svg:viewBox="0 0 5001 2001">
          <text:p/>
        </draw:connector>
        <draw:custom-shape draw:style-name="gr18" draw:text-style-name="P15" xml:id="id9" draw:id="id9" draw:layer="layout" svg:width="4cm" svg:height="5.5cm" svg:x="22cm" svg:y="9cm">
          <text:p text:style-name="P1"><text:span text:style-name="T13">Gray-Box / </text:span></text:p>
          <text:p text:style-name="P1"><text:span text:style-name="T13">Qualitativ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7.612cm" svg:y1="7cm" svg:x2="24cm" svg:y2="9cm" draw:start-shape="id4" draw:start-glue-point="2" draw:end-shape="id9" draw:end-glue-point="0" svg:d="M27612 7000v1000h-3612v1000" svg:viewBox="0 0 3613 2001">
          <text:p/>
        </draw:connector>
        <draw:custom-shape draw:style-name="gr19" draw:text-style-name="P16" xml:id="id10" draw:id="id10" draw:layer="layout" svg:width="7.5cm" svg:height="11.5cm" svg:x="27cm" svg:y="9cm">
          <text:p text:style-name="P1"><text:span text:style-name="T14">Black-Box / </text:span></text:p>
          <text:p text:style-name="P1"><text:span text:style-name="T14">Quantitativ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27.5cm" svg:y="18.5cm">
          <text:p text:style-name="P1"><text:span text:style-name="T5">Regressio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31cm" svg:y="18.5cm">
          <text:p text:style-name="P1"><text:span text:style-name="T5">Deep Learning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7.612cm" svg:y1="7cm" svg:x2="30.75cm" svg:y2="9cm" draw:start-shape="id4" draw:start-glue-point="2" draw:end-shape="id10" draw:end-glue-point="0" svg:d="M27612 7000v1000h3138v1000" svg:viewBox="0 0 3139 2001">
          <text:p/>
        </draw:connector>
        <draw:line draw:style-name="gr10" draw:text-style-name="P1" draw:layer="layout" svg:x1="14.5cm" svg:y1="21.5cm" svg:x2="31.5cm" svg:y2="2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09-30T14:41:00.330000000</meta:creation-date>
    <dc:date>2015-10-04T16:20:56.003000000</dc:date>
    <dc:creator>Seán Hayes</dc:creator>
    <meta:editing-duration>P2DT2H12M16S</meta:editing-duration>
    <meta:editing-cycles>9</meta:editing-cycles>
    <meta:generator>LibreOffice/4.3.0.4$Windows_x86 LibreOffice_project/62ad5818884a2fc2e5780dd45466868d41009ec0</meta:generator>
    <meta:printed-by>Seán Hayes</meta:printed-by>
    <meta:print-date>2015-10-04T14:31:28.335000000</meta:print-date>
    <meta:document-statistic meta:object-count="50"/>
  </office:meta>
</office:document-meta>
</file>